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fo:font-style="normal" fo:font-weight="normal"/>
    </style:style>
    <style:style style:name="T1" style:family="text">
      <style:text-properties fo:font-size="11pt"/>
    </style:style>
    <style:style style:name="T2" style:family="text">
      <style:text-properties style:font-name="Times New Roman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-se de incidente instaurado em execução para apuração de falta disciplinar de natureza grave, supostamente praticada pelo apenado, já qualificado, consistente incitar ou participar de movimento para subverter a ordem ou a disciplina,  ocorrido em 06.03.2022, quando todos apenado da cela D9 se recusaram a receber comida em protestos ao desaparecimento de roupas de um dos internos, <text:span text:style-name="T1">na Penitenciária Estadual Rogério Coutinho Madruga</text:span></text:p>
      <text:p text:style-name="P2">Sindicância disciplinar acostada aos autos evento 134.</text:p>
      <text:p text:style-name="P2">No evento 140 e 147 foram solicitadas informações à unidade prisional para que esclarecesse a participação do apenado nos fatos, uma vez que o PAD não individualiza a conduta por apenado.</text:p>
      <text:p text:style-name="P3"><text:span text:style-name="T2">A unidade penitenciária respondeu ao juízo, evento 144 e 151, novamente sem especificar a conduta alegando ter sido uma " </text:span><text:bookmark text:name="page6R_mcid51"/><text:span text:style-name="T2">decisão foi acordada entre todos os moradores da cela".</text:span> </text:p>
      <text:p text:style-name="P2">Relatados.</text:p>
      <text:p text:style-name="P2">Compulsando os autos, observo que a sindicância refere-se a ocorrência onde foram punidos disciplinarmente todos os apenados da cela D9 e que não há como precisar a conduta individualizada de cada apenado.</text:p>
      <text:p text:style-name="P2">Ora, se não houve como identificar com precisão as condutas, nenhuma punição poderia ter sido aplicada ao apenado, já que a LEP veda as sanções de natureza coletiva, nos termos do seu art. 45, § 3º.</text:p>
      <text:p text:style-name="P2">A punição tem de advir de decisão fundamentada, em que fique clara a individualização da conduta do preso.</text:p>
      <text:p text:style-name="P2">Portanto, considerando o depoimento do apenado (página 18 do evento 134) e os demais depoimentos que constam no PAD, julgo que não há provas da autoria da infração disciplinar, não sendo possível homologar a falta imputada ao apenado.</text:p>
      <text:p text:style-name="P2">Ante o exposto, determino a retirada da pauta de audiência de justificação  e deixo de homologar a falta grave imputada ao apenado pela sindicância de evento 134.</text:p>
      <text:p text:style-name="P2">P.R.I. Ciência ao MP e à Defensoria Pública, se for o caso.</text:p>
      <text:p text:style-name="P2">Comunique-se ao estabelecimento prisional através desta decisã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1:37:43.963000000</meta:creation-date>
    <dc:date>2022-05-18T12:03:54.326000000</dc:date>
    <meta:editing-duration>PT16M</meta:editing-duration>
    <meta:editing-cycles>1</meta:editing-cycles>
    <meta:document-statistic meta:table-count="0" meta:image-count="0" meta:object-count="0" meta:page-count="1" meta:paragraph-count="12" meta:word-count="301" meta:character-count="1894" meta:non-whitespace-character-count="1602"/>
    <meta:generator>LibreOffice/5.3.1.2$Windows_X86_64 LibreOffice_project/e80a0e0fd1875e1696614d24c32df0f95f03deb2</meta:generator>
  </office:meta>
</office:document-meta>
</file>